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le chemin sillonne<text:line-break/>entre la rivière et le champ de blé<text:line-break/>le chemin sillonne sur le fil<text:line-break/>entre les ronces et un peu de boue<text:line-break/>je cours sur le fil du rasoir<text:line-break/>faille imaginaire dans la chape de plomb<text:line-break/>de béton<text:line-break/>de la brutalité poudrée<text:line-break/>et de cet imaginaire poussent des vérités<text:line-break/>éphémères<text:line-break/>métamorphose continue<text:line-break/>et le chemin sillonne<text:line-break/>et le lézard s'échappe par la lézarde<text:line-break/>visite l'envers de l'endroit de l'envers du décor<text:line-break/>à sa suite<text:line-break/>le chemin sillonne<text:line-break/>je cours avec lenteur<text:line-break/>avec fatigue avec bonheur<text:line-break/>happé par cet ailleurs plus présent<text:line-break/>d'ailleurs<text:line-break/>que les représentations du …<text:line-break/><text:line-break/>du spectacle.</text:p>
      <text:p text:style-name="Standard_20_gauche"/>
      <text:p text:style-name="Standard_20_gauche">ce n'est pas moi qui avale les mètres<text:line-break/>mais le chemin qui m'attire<text:line-break/>m'aspire<text:line-break/>je m'abandonne aux détours<text:line-break/>entre ombre et soleil<text:line-break/>entre le très ancien souvenir<text:line-break/>d'un monde sauvage et la nostalgie<text:line-break/>d'un monde cultivé<text:line-break/>lambeaux encerclés par la croissance<text:line-break/>de la destruction<text:line-break/>je m'abandonne au gré des ponts<text:line-break/>des pentes<text:line-break/>de la fraîcheur de la rivière<text:line-break/>de la chaleur du blé sous le soleil<text:line-break/>des parfums du fumier dans le virage<text:line-break/>juste avant de rejoindre le fleuve de bitume<text:line-break/>et ses effluves de <text:span text:style-name="T1">green economy</text:span></text:p>
      <text:p text:style-name="Standard_20_gauche"><text:span text:style-name="T2"/></text:p>
      <text:p text:style-name="Standard_20_gauche"><text:span text:style-name="T2">je m'abandonne sur la piste des mots<text:line-break/>attentif à mon souffle<text:line-break/>une infinie gratitude pour ces mots<text:line-break/>souvent silencieux<text:line-break/>dépouillés<text:line-break/>se déroulent<text:line-break/>aveugles et précis<text:line-break/>toujours plus près de l'inaccessible<text:line-break/>liberté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108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title>blogiGor 056 : le chemin sillonne</text:title><text:tab/><text:tab/><text:date style:data-style-name="N108" text:date-value="2012-06-10T11:07:27.99" text:fixed="true">dimanche 10 juin 2012</text:date></text:p>
      </style:header>
      <style:footer>
        <text:p text:style-name="Footer"><text:initial-creator>Igor Milhit</text:initial-creator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0T11:07:29</meta:creation-date>
    <dc:title>blogiGor 056 : le chemin sillonne</dc:title>
    <meta:editing-duration>PT2H29M36S</meta:editing-duration>
    <meta:editing-cycles>6</meta:editing-cycles>
    <meta:generator>LibreOffice/3.5$Linux_x86 LibreOffice_project/350m1$Build-2</meta:generator>
    <meta:initial-creator>Igor Milhit</meta:initial-creator>
    <meta:keyword>blogiGor</meta:keyword>
    <meta:keyword>courir</meta:keyword>
    <meta:keyword>chemin</meta:keyword>
    <meta:keyword>fil du rasoir</meta:keyword>
    <meta:keyword>réel</meta:keyword>
    <meta:keyword>imaginaire</meta:keyword>
    <meta:keyword>brutalité</meta:keyword>
    <dc:date>2012-06-10T14:08:36</dc:date>
    <dc:creator>Igor Milhit</dc:creator>
    <meta:document-statistic meta:table-count="0" meta:image-count="0" meta:object-count="0" meta:page-count="1" meta:paragraph-count="5" meta:word-count="228" meta:character-count="1309" meta:non-whitespace-character-count="1083"/>
    <meta:user-defined meta:name="Info 1"/>
    <meta:user-defined meta:name="Info 2"/>
    <meta:user-defined meta:name="Info 3"/>
    <meta:user-defined meta:name="Info 4"/>
  </office:meta>
</office:document-meta>
</file>